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3f82"/>
    </style:style>
    <style:style style:name="P2" style:family="paragraph" style:parent-style-name="Preformatted_20_Text">
      <style:text-properties officeooo:paragraph-rsid="00203c07"/>
    </style:style>
    <style:style style:name="P3" style:family="paragraph" style:parent-style-name="Preformatted_20_Text">
      <style:text-properties officeooo:paragraph-rsid="00218eae"/>
    </style:style>
    <style:style style:name="P4" style:family="paragraph" style:parent-style-name="Preformatted_20_Text">
      <style:text-properties officeooo:rsid="00218eae" officeooo:paragraph-rsid="0023ffef"/>
    </style:style>
    <style:style style:name="P5" style:family="paragraph" style:parent-style-name="Preformatted_20_Text">
      <style:text-properties officeooo:paragraph-rsid="0022c300"/>
    </style:style>
    <style:style style:name="P6" style:family="paragraph" style:parent-style-name="Preformatted_20_Text">
      <style:text-properties officeooo:paragraph-rsid="0023caf3"/>
    </style:style>
    <style:style style:name="P7" style:family="paragraph" style:parent-style-name="Preformatted_20_Text">
      <style:text-properties officeooo:paragraph-rsid="0023ffef"/>
    </style:style>
    <style:style style:name="T1" style:family="text">
      <style:text-properties officeooo:rsid="001e3f82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e3f82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03c07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2c300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3caf3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3ffef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218eae" style:font-name-asian="Liberation Mono" style:font-size-asian="10pt" style:font-name-complex="Liberation Mono" style:font-size-complex="10pt"/>
    </style:style>
    <style:style style:name="T9" style:family="text">
      <style:text-properties officeooo:rsid="00203c07"/>
    </style:style>
    <style:style style:name="T10" style:family="text">
      <style:text-properties officeooo:rsid="0022c300"/>
    </style:style>
    <style:style style:name="T11" style:family="text">
      <style:text-properties officeooo:rsid="0023ffef"/>
    </style:style>
    <style:style style:name="T12" style:family="text">
      <style:text-properties officeooo:rsid="00218e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SERT INTO articulo(idarticulo, fecha, enlace, titulo, idnutricionista, idusuario ) VALUES( <text:span text:style-name="T1">$idarticulo</text:span>,<text:span text:style-name="T1">$</text:span>fecha, <text:span text:style-name="T1">$</text:span>enlace, <text:span text:style-name="T1">$</text:span>titulo, <text:span text:style-name="T1">$</text:span>idnutricionista, <text:span text:style-name="T1">$</text:span>idusuario );</text:p>
      <text:p text:style-name="P1"/>
      <text:p text:style-name="P1">SELECT * FROM <text:s/>articulo;</text:p>
      <text:p text:style-name="P1"/>
      <text:p text:style-name="P1">SELECT * FROM <text:s/>articulo <text:span text:style-name="T1">WHERE idusuario=$idusuario</text:span>;</text:p>
      <text:p text:style-name="P1"/>
      <text:p text:style-name="P1">UPDATE articulo SET titulo = <text:span text:style-name="T1">$nuevotitulo</text:span> WHERE idarticulo = <text:span text:style-name="T3">$idarticulo </text:span>;</text:p>
      <text:p text:style-name="P1"/>
      <text:p text:style-name="P1">DELETE from <text:s/>articulo <text:span text:style-name="T1">WHERE idarticulo = $idarticulo</text:span></text:p>
      <text:p text:style-name="P1"/>
      <text:p text:style-name="P1"/>
      <text:p text:style-name="P2">INSERT INTO <text:span text:style-name="T4">avisos</text:span>(idarticulo, fecha, enlace, titulo, idnutricionista, idusuario ) VALUES( <text:span text:style-name="T1">$idarticulo</text:span>,<text:span text:style-name="T1">$</text:span>fecha, <text:span text:style-name="T1">$</text:span>enlace, <text:span text:style-name="T1">$</text:span>titulo, <text:span text:style-name="T1">$</text:span>idnutricionista, <text:span text:style-name="T1">$</text:span>idusuario );</text:p>
      <text:p text:style-name="P2"/>
      <text:p text:style-name="P2">SELECT * FROM <text:s/><text:span text:style-name="T4">avisos</text:span>;</text:p>
      <text:p text:style-name="P2"/>
      <text:p text:style-name="P2">SELECT * FROM <text:s/><text:span text:style-name="T4">avisos</text:span> <text:span text:style-name="T1">WHERE idusuario=$idusuario</text:span>;</text:p>
      <text:p text:style-name="P2"/>
      <text:p text:style-name="P2">UPDATE <text:span text:style-name="T4">avisos</text:span> SET <text:span text:style-name="T4">enlace</text:span> = <text:span text:style-name="T1">$</text:span><text:span text:style-name="T4">enlace</text:span> WHERE id<text:span text:style-name="T4">avisos</text:span> = <text:span text:style-name="T3">$id</text:span><text:span text:style-name="T4">avisos</text:span><text:span text:style-name="T3"> </text:span>;</text:p>
      <text:p text:style-name="P2"/>
      <text:p text:style-name="P2">DELETE from <text:s/><text:span text:style-name="T4">avisos</text:span> <text:span text:style-name="T1">WHERE idarticulo = $id</text:span><text:span text:style-name="T4">avisos</text:span></text:p>
      <text:p text:style-name="P1"/>
      <text:p text:style-name="P2"/>
      <text:p text:style-name="P2">INSERT INTO <text:span text:style-name="T4">ficha</text:span>(id<text:span text:style-name="T4">ficha</text:span>, <text:span text:style-name="T4">rut</text:span>, <text:span text:style-name="T4">dv</text:span>, <text:span text:style-name="T4">nombre</text:span>, fecha_nacimiento, <text:span text:style-name="T4">email, movil,edad, peso, estatura, imc, genero, fechaficha )</text:span> VALUES( <text:span text:style-name="T9">$</text:span>id<text:span text:style-name="T4">ficha</text:span>, <text:span text:style-name="T9">$</text:span><text:span text:style-name="T4">rut</text:span>, <text:span text:style-name="T9">$</text:span><text:span text:style-name="T4">dv</text:span>, <text:span text:style-name="T9">$</text:span><text:span text:style-name="T4">nombre</text:span>, <text:span text:style-name="T9">$</text:span>fecha_nacimiento, <text:span text:style-name="T9">$</text:span><text:span text:style-name="T4">email, $movil,$edad, $peso, $estatura, $imc, $genero, $fechaficha</text:span>);</text:p>
      <text:p text:style-name="P2"/>
      <text:p text:style-name="P2">SELECT * FROM <text:s/><text:span text:style-name="T4">ficha</text:span>;</text:p>
      <text:p text:style-name="P2"/>
      <text:p text:style-name="P2">SELECT * FROM <text:s/><text:span text:style-name="T4">ficha</text:span> <text:span text:style-name="T1">WHERE id</text:span><text:span text:style-name="T9">ficha</text:span><text:span text:style-name="T1">=$id</text:span><text:span text:style-name="T9">ficha</text:span>;</text:p>
      <text:p text:style-name="P2"/>
      <text:p text:style-name="P2">SELECT * FROM <text:s/><text:span text:style-name="T4">ficha</text:span> <text:span text:style-name="T1">WHERE </text:span><text:span text:style-name="T4">rut</text:span><text:span text:style-name="T1">=$</text:span><text:span text:style-name="T4">rut</text:span>;</text:p>
      <text:p text:style-name="P2"/>
      <text:p text:style-name="P2">UPDATE <text:span text:style-name="T4">ficha</text:span> SET <text:span text:style-name="T4">edad</text:span> = <text:span text:style-name="T1">$</text:span><text:span text:style-name="T4">edad</text:span> WHERE <text:span text:style-name="T4">rut</text:span> = <text:span text:style-name="T3">$</text:span><text:span text:style-name="T4">rut</text:span><text:span text:style-name="T3"> </text:span>;</text:p>
      <text:p text:style-name="P2"/>
      <text:p text:style-name="P2">DELETE from <text:s/><text:span text:style-name="T4">ficha</text:span> <text:span text:style-name="T1">WHERE </text:span><text:span text:style-name="T4">rut</text:span><text:span text:style-name="T1"> = $</text:span><text:span text:style-name="T4">rut</text:span></text:p>
      <text:p text:style-name="P1"/>
      <text:p text:style-name="P2"/>
      <text:p text:style-name="P2">INSERT INTO <text:span text:style-name="T4">genero</text:span>(idgenero , <text:span text:style-name="T4">nombre </text:span>) VALUES( <text:span text:style-name="T1">$idgenero </text:span>,<text:span text:style-name="T1">$</text:span><text:span text:style-name="T4">nombre</text:span> );</text:p>
      <text:p text:style-name="P2"/>
      <text:p text:style-name="P2">SELECT * FROM <text:s/><text:span text:style-name="T4">genero</text:span>;</text:p>
      <text:p text:style-name="P2"/>
      <text:p text:style-name="P2">SELECT * FROM <text:s/><text:span text:style-name="T4">genero</text:span> <text:span text:style-name="T1">WHERE idgenero =$idgenero </text:span>;</text:p>
      <text:p text:style-name="P2"/>
      <text:p text:style-name="P2">UPDATE <text:span text:style-name="T4">genero</text:span> SET <text:span text:style-name="T4">nombre</text:span> = <text:span text:style-name="T1">$</text:span><text:span text:style-name="T4">nombre</text:span> WHERE id<text:span text:style-name="T4">genero</text:span> = <text:span text:style-name="T3">$id</text:span><text:span text:style-name="T4">genero</text:span><text:span text:style-name="T3"> </text:span>;</text:p>
      <text:p text:style-name="P2"/>
      <text:p text:style-name="P2">DELETE from <text:s/><text:span text:style-name="T4">genero</text:span> <text:span text:style-name="T1">WHERE idgenero = $id</text:span><text:span text:style-name="T4">gener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INSERT INTO <text:span text:style-name="T4">nutricionista</text:span>(<text:span text:style-name="T5">rut, </text:span><text:span text:style-name="T4">nombre, </text:span><text:span text:style-name="T5">email, movil</text:span><text:span text:style-name="T4"> </text:span>) VALUES( <text:span text:style-name="T10">$</text:span><text:span text:style-name="T5">rut, $</text:span><text:span text:style-name="T4">nombre, </text:span><text:span text:style-name="T5">$email, $movil</text:span> );</text:p>
      <text:p text:style-name="P3"/>
      <text:p text:style-name="P5">SELECT * FROM <text:s/><text:span text:style-name="T4">nutricionista</text:span>;</text:p>
      <text:p text:style-name="P3"/>
      <text:p text:style-name="P5">SELECT * FROM <text:s/><text:span text:style-name="T4">nutricionista</text:span> <text:span text:style-name="T1">WHERE idgenero =$idgenero </text:span>;</text:p>
      <text:p text:style-name="P3"/>
      <text:p text:style-name="P5">UPDATE <text:span text:style-name="T4">nutricionista</text:span> SET <text:span text:style-name="T5">movil</text:span> = <text:span text:style-name="T1">$</text:span><text:span text:style-name="T5">movil</text:span> WHERE <text:span text:style-name="T5">rut</text:span> = <text:span text:style-name="T3">$</text:span><text:span text:style-name="T5">rut</text:span><text:span text:style-name="T3"> </text:span>;</text:p>
      <text:p text:style-name="P5">UPDATE <text:span text:style-name="T4">nutricionista</text:span> SET <text:span text:style-name="T5">email</text:span> = <text:span text:style-name="T1">$</text:span><text:span text:style-name="T5">email</text:span> WHERE <text:span text:style-name="T5">rut</text:span> = <text:span text:style-name="T3">$</text:span><text:span text:style-name="T5">rut</text:span><text:span text:style-name="T3"> </text:span>;</text:p>
      <text:p text:style-name="P3"/>
      <text:p text:style-name="P5">DELETE from <text:s/><text:span text:style-name="T4">nutricionista</text:span> <text:span text:style-name="T1">WHERE </text:span><text:span text:style-name="T5">rut</text:span><text:span text:style-name="T1"> = $</text:span><text:span text:style-name="T5">rut</text:span></text:p>
      <text:p text:style-name="P1"/>
      <text:p text:style-name="P1"/>
      <text:p text:style-name="P6">INSERT INTO <text:span text:style-name="T4">usuario</text:span>( idusuario , movil<text:span text:style-name="T4"> </text:span>) VALUES( <text:span text:style-name="T1">$idusuario </text:span>,<text:span text:style-name="T1">$</text:span><text:span text:style-name="T4"> movil</text:span> );</text:p>
      <text:p text:style-name="P3"/>
      <text:p text:style-name="P6">SELECT * FROM <text:s/><text:span text:style-name="T4">usuario</text:span>;</text:p>
      <text:p text:style-name="P3"/>
      <text:p text:style-name="P6">SELECT * FROM <text:s/><text:span text:style-name="T4">usuario</text:span> <text:span text:style-name="T1">WHERE idusuario =$idusuario </text:span>;</text:p>
      <text:p text:style-name="P3"/>
      <text:p text:style-name="P6">UPDATE <text:span text:style-name="T4">usuario</text:span> SET <text:span text:style-name="T6">movil</text:span> = <text:span text:style-name="T1">$</text:span><text:span text:style-name="T6">movil</text:span> WHERE <text:span text:style-name="T3">idusuario</text:span> = <text:span text:style-name="T3">$idusuario </text:span>;</text:p>
      <text:p text:style-name="P3"/>
      <text:p text:style-name="P6">DELETE from <text:s/><text:span text:style-name="T4">usuario</text:span> <text:span text:style-name="T1">WHERE idusuario = $</text:span><text:span text:style-name="T3">idusuario</text:span></text:p>
      <text:p text:style-name="P1"/>
      <text:p text:style-name="P1"/>
      <text:p text:style-name="P7">INSERT INTO <text:span text:style-name="T4">recetas</text:span>(idreceta, fecha, enlace, contenido, idnutricionista, idusuario<text:span text:style-name="T4"> </text:span>) VALUES( <text:span text:style-name="T11">$</text:span><text:span text:style-name="T4">idreceta, </text:span><text:span text:style-name="T7">$</text:span><text:span text:style-name="T4">fecha, </text:span><text:span text:style-name="T7">$</text:span><text:span text:style-name="T4">enlace, </text:span><text:span text:style-name="T7">$</text:span><text:span text:style-name="T4">contenido, </text:span><text:span text:style-name="T7">$</text:span><text:span text:style-name="T4">idnutricionista, </text:span><text:span text:style-name="T7">$</text:span><text:span text:style-name="T4">idusuario</text:span> );</text:p>
      <text:p text:style-name="P3"/>
      <text:p text:style-name="P7">SELECT * FROM <text:s/><text:span text:style-name="T4">recetas</text:span>;</text:p>
      <text:p text:style-name="P3"/>
      <text:p text:style-name="P7">SELECT * FROM <text:s/><text:span text:style-name="T4">recetas</text:span> <text:span text:style-name="T1">WHERE idreceta =$idreceta </text:span>;</text:p>
      <text:p text:style-name="P3"/>
      <text:p text:style-name="P7">UPDATE <text:span text:style-name="T4">recetas</text:span> SET <text:span text:style-name="T7">contenido</text:span> = <text:span text:style-name="T1">$</text:span><text:span text:style-name="T11">c</text:span><text:span text:style-name="T4">o</text:span><text:span text:style-name="T7">ntenido</text:span> WHERE <text:span text:style-name="T4">idreceta</text:span> = <text:span text:style-name="T3">$</text:span><text:span text:style-name="T4">idreceta</text:span><text:span text:style-name="T3"> </text:span>;</text:p>
      <text:p text:style-name="P3"/>
      <text:p text:style-name="P7">DELETE from <text:s/><text:span text:style-name="T4">recetas</text:span> <text:span text:style-name="T1">WHERE </text:span><text:span text:style-name="T4">idreceta</text:span><text:span text:style-name="T1"> = $</text:span><text:span text:style-name="T4">idreceta</text:span></text:p>
      <text:p text:style-name="P1"/>
      <text:p text:style-name="P7">INSERT INTO <text:span text:style-name="T4">videos</text:span>(<text:span text:style-name="T12">idvideos, fecha, enlace, titulo, idnutricionista, idusuario</text:span><text:span text:style-name="T4"> </text:span>) VALUES( <text:span text:style-name="T11">$</text:span><text:span text:style-name="T8">idvideos, </text:span><text:span text:style-name="T7">$</text:span><text:span text:style-name="T8">fecha, </text:span><text:span text:style-name="T7">$</text:span><text:span text:style-name="T8">enlace, </text:span><text:span text:style-name="T7">$</text:span><text:span text:style-name="T8">titulo, </text:span><text:span text:style-name="T7">$</text:span><text:span text:style-name="T8">idnutricionista, </text:span><text:span text:style-name="T7">$</text:span><text:span text:style-name="T8">idusuario</text:span> );</text:p>
      <text:p text:style-name="P3"/>
      <text:p text:style-name="P7">SELECT * FROM <text:s/><text:span text:style-name="T4">videos</text:span>;</text:p>
      <text:p text:style-name="P3"/>
      <text:p text:style-name="P7">SELECT * FROM <text:s/><text:span text:style-name="T4">videos</text:span> <text:span text:style-name="T1">WHERE </text:span><text:span text:style-name="T12">idvideos</text:span><text:span text:style-name="T1"> = $</text:span><text:span text:style-name="T8">idvideos</text:span><text:span text:style-name="T1"> </text:span>;</text:p>
      <text:p text:style-name="P3"/>
      <text:p text:style-name="P7">UPDATE <text:span text:style-name="T4">videos</text:span> SET <text:span text:style-name="T7">titulo</text:span> = <text:span text:style-name="T1">$</text:span><text:span text:style-name="T7">titulo</text:span> WHERE <text:span text:style-name="T8">idvideos</text:span> = <text:span text:style-name="T3">$</text:span><text:span text:style-name="T8">idvideos</text:span><text:span text:style-name="T3"> </text:span>;</text:p>
      <text:p text:style-name="P3"/>
      <text:p text:style-name="P4">DELETE from <text:s/><text:span text:style-name="T4">videos</text:span> <text:span text:style-name="T1">WHERE </text:span>idvideos<text:span text:style-name="T1"> = $</text:span><text:span text:style-name="T2">idvideos;</text:span></text:p>
      <text:p text:style-name="P4"><text:span text:style-name="T4"/></text:p>
      <text:p text:style-name="P4">idvideos, fecha, enlace, titulo, idnutricionista, idusuar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1:50:41.512444278</meta:creation-date>
    <dc:date>2021-06-23T22:25:53.788625267</dc:date>
    <meta:editing-duration>PT22M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387" meta:character-count="2734" meta:non-whitespace-character-count="2365"/>
  </office:meta>
</office:document-meta>
</file>